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a44" officeooo:paragraph-rsid="0016ca44"/>
    </style:style>
    <style:style style:name="P2" style:family="paragraph" style:parent-style-name="Standard">
      <style:text-properties officeooo:rsid="001770ee" officeooo:paragraph-rsid="001770ee"/>
    </style:style>
    <style:style style:name="P3" style:family="paragraph" style:parent-style-name="Standard">
      <style:text-properties officeooo:rsid="001770ee" officeooo:paragraph-rsid="0018d4b2"/>
    </style:style>
    <style:style style:name="P4" style:family="paragraph" style:parent-style-name="Standard">
      <style:text-properties officeooo:rsid="0018d4b2" officeooo:paragraph-rsid="0018d4b2"/>
    </style:style>
    <style:style style:name="P5" style:family="paragraph" style:parent-style-name="Standard">
      <style:text-properties officeooo:paragraph-rsid="001770ee"/>
    </style:style>
    <style:style style:name="P6" style:family="paragraph" style:parent-style-name="Standard">
      <style:text-properties officeooo:rsid="0018d4b2" officeooo:paragraph-rsid="002b3cda"/>
    </style:style>
    <style:style style:name="P7" style:family="paragraph" style:parent-style-name="Standard">
      <style:text-properties officeooo:paragraph-rsid="0018d4b2"/>
    </style:style>
    <style:style style:name="P8" style:family="paragraph" style:parent-style-name="Standard">
      <style:text-properties officeooo:paragraph-rsid="002ab852"/>
    </style:style>
    <style:style style:name="P9" style:family="paragraph" style:parent-style-name="Standard">
      <style:text-properties officeooo:paragraph-rsid="001d5c40"/>
    </style:style>
    <style:style style:name="P10" style:family="paragraph" style:parent-style-name="Standard">
      <style:text-properties officeooo:paragraph-rsid="002b3c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0d90" style:font-weight-asian="bold" style:font-weight-complex="bold"/>
    </style:style>
    <style:style style:name="T3" style:family="text">
      <style:text-properties fo:font-weight="bold" officeooo:rsid="001c3e76" style:font-weight-asian="bold" style:font-weight-complex="bold"/>
    </style:style>
    <style:style style:name="T4" style:family="text">
      <style:text-properties fo:font-weight="bold" officeooo:rsid="0020577b" style:font-weight-asian="bold" style:font-weight-complex="bold"/>
    </style:style>
    <style:style style:name="T5" style:family="text">
      <style:text-properties fo:font-weight="bold" officeooo:rsid="00190c46" style:font-weight-asian="bold" style:font-weight-complex="bold"/>
    </style:style>
    <style:style style:name="T6" style:family="text">
      <style:text-properties fo:font-weight="bold" officeooo:rsid="001770ee" style:font-weight-asian="bold" style:font-weight-complex="bold"/>
    </style:style>
    <style:style style:name="T7" style:family="text">
      <style:text-properties fo:font-weight="bold" officeooo:rsid="002b3cda" style:font-weight-asian="bold" style:font-weight-complex="bold"/>
    </style:style>
    <style:style style:name="T8" style:family="text">
      <style:text-properties officeooo:rsid="0018d4b2"/>
    </style:style>
    <style:style style:name="T9" style:family="text">
      <style:text-properties officeooo:rsid="00190c46"/>
    </style:style>
    <style:style style:name="T10" style:family="text">
      <style:text-properties officeooo:rsid="00190d90"/>
    </style:style>
    <style:style style:name="T11" style:family="text">
      <style:text-properties officeooo:rsid="001b05f4"/>
    </style:style>
    <style:style style:name="T12" style:family="text">
      <style:text-properties officeooo:rsid="001c3e76"/>
    </style:style>
    <style:style style:name="T13" style:family="text">
      <style:text-properties officeooo:rsid="001d5c40"/>
    </style:style>
    <style:style style:name="T14" style:family="text">
      <style:text-properties officeooo:rsid="001e39d1"/>
    </style:style>
    <style:style style:name="T15" style:family="text">
      <style:text-properties officeooo:rsid="001e3b57"/>
    </style:style>
    <style:style style:name="T16" style:family="text">
      <style:text-properties officeooo:rsid="00227798"/>
    </style:style>
    <style:style style:name="T17" style:family="text">
      <style:text-properties officeooo:rsid="00231a1b"/>
    </style:style>
    <style:style style:name="T18" style:family="text">
      <style:text-properties officeooo:rsid="0026b8aa"/>
    </style:style>
    <style:style style:name="T19" style:family="text">
      <style:text-properties officeooo:rsid="0028129b"/>
    </style:style>
    <style:style style:name="T20" style:family="text">
      <style:text-properties officeooo:rsid="001770ee"/>
    </style:style>
    <style:style style:name="T21" style:family="text">
      <style:text-properties officeooo:rsid="002aad29"/>
    </style:style>
    <style:style style:name="T22" style:family="text">
      <style:text-properties officeooo:rsid="002b3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</text:p>
      <text:p text:style-name="P5"><text:span text:style-name="T6">Sunbolt</text:span><text:span text:style-name="T20">: </text:span>O Inti, show me the darkness lurking beneath your light!</text:p>
      <text:p text:style-name="P2">*<text:span text:style-name="T8">Показывается изображение Оппла, а затем Кантерлот</text:span>*</text:p>
      <text:p text:style-name="P3"><text:span text:style-name="T1">Sunbolt</text:span>: *<text:span text:style-name="T8">Кланится и уходит</text:span>*</text:p>
      <text:p text:style-name="P4">*Кадр сменяется на Дворец Тии, где она заканчивает использовать магию*</text:p>
      <text:p text:style-name="P4">****</text:p>
      <text:p text:style-name="P4">*<text:span text:style-name="T9">Кадр сменяется на Дворец Тии, где она передаёт важное письмо одному из своих стражников</text:span>*</text:p>
      <text:p text:style-name="P4">*<text:span text:style-name="T9">Кадр сменяется на улицу Кантерлота, в переулке</text:span>*</text:p>
      <text:p text:style-name="P4">*<text:span text:style-name="T9">Стражник прячет в углу под камнем письмо</text:span>*</text:p>
      <text:p text:style-name="P4">*<text:span text:style-name="T9">Спустя некоторое время туда подходит </text:span><text:span text:style-name="T5">Nightfall's Kaleido</text:span><text:span text:style-name="T9"> и читает письмо </text:span><text:span text:style-name="T18">и его сжигает</text:span>*</text:p>
      <text:p text:style-name="P4">*<text:span text:style-name="T10">Показывается, что во сне к </text:span><text:span text:style-name="T2">Nightfall's Kaleido</text:span><text:span text:style-name="T10"> приходит </text:span><text:span text:style-name="T2">Луна</text:span>*</text:p>
      <text:p text:style-name="P4">****</text:p>
      <text:p text:style-name="P4">*<text:span text:style-name="T12">Кадр сменяется на Dreamspinner с ХХХ</text:span><text:span text:style-name="T16">(mare eathpony)</text:span>*</text:p>
      <text:p text:style-name="P7"><text:span text:style-name="T3">Dreamspinner</text:span><text:span text:style-name="T12">: </text:span>Preposterous! <text:span text:style-name="T21">Opple</text:span> is not what circumstances make him out to be!</text:p>
      <text:p text:style-name="P8"><text:span text:style-name="T13">XXX: </text:span>But<text:span text:style-name="T13">…</text:span></text:p>
      <text:p text:style-name="P9"><text:span text:style-name="T3">Dreamspinner</text:span><text:span text:style-name="T12">: </text:span>Leave! And deliver my refusal to whoever sent you - whoever they may be.</text:p>
      <text:p text:style-name="P4">****</text:p>
      <text:p text:style-name="P6">*<text:span text:style-name="T11">Кадр сменяется на Дворец Тии, где она отдаёт приказ стражнику</text:span><text:span text:style-name="T22">*</text:span></text:p>
      <text:p text:style-name="P10"><text:span text:style-name="T7">Тия</text:span><text:span text:style-name="T22">: </text:span><text:span text:style-name="T11"><text:s/></text:span><text:span text:style-name="Emphasis">bribe one of the drunkards among the pegasi</text:span></text:p>
      <text:p text:style-name="P4">****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6-02-16T21:20:46.363280327</dc:date>
    <meta:editing-duration>PT53M19S</meta:editing-duration>
    <meta:editing-cycles>26</meta:editing-cycles>
    <meta:document-statistic meta:table-count="0" meta:image-count="0" meta:object-count="0" meta:page-count="1" meta:paragraph-count="20" meta:word-count="141" meta:character-count="902" meta:non-whitespace-character-count="780"/>
  </office:meta>
</office:document-meta>
</file>